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792" officeooo:paragraph-rsid="000fe792"/>
    </style:style>
    <style:style style:name="P2" style:family="paragraph" style:parent-style-name="Standard">
      <style:text-properties officeooo:paragraph-rsid="000fe792"/>
    </style:style>
    <style:style style:name="T1" style:family="text">
      <style:text-properties officeooo:rsid="000fe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vocatòria de Reunió del Club Marítim de Maó</text:p>
      <text:p text:style-name="Standard"/>
      <text:p text:style-name="Standard">Benvolgut/da soci/a,</text:p>
      <text:p text:style-name="Standard"/>
      <text:p text:style-name="Standard">El Club Marítim de Maó us convoca a la propera reunió de socis.</text:p>
      <text:p text:style-name="Standard"/>
      <text:p text:style-name="Standard">- Dia: Dilluns, <text:span text:style-name="T1">17/11/24</text:span></text:p>
      <text:p text:style-name="Standard">- Hora: 20.00 h <text:s/></text:p>
      <text:p text:style-name="Standard">- Lloc: Sala d’actes del Club Marítim de Maó</text:p>
      <text:p text:style-name="Standard"/>
      <text:p text:style-name="Standard">Ordre del dia:</text:p>
      <text:p text:style-name="Standard"/>
      <text:p text:style-name="Standard">1. Lectura i aprovació de l’acta de la sessió anterior.</text:p>
      <text:p text:style-name="Standard">2. Informes de la junta directiva.</text:p>
      <text:p text:style-name="Standard">3. Propostes per a les activitats d’estiu.</text:p>
      <text:p text:style-name="Standard">4. Torn obert de paraules.</text:p>
      <text:p text:style-name="Standard"/>
      <text:p text:style-name="Standard"/>
      <text:p text:style-name="Standard"/>
      <text:p text:style-name="P1">Toni Pons Juanico</text:p>
      <text:p text:style-name="Standard">President/a del Club Marítim de Maó <text:s/></text:p>
      <text:p text:style-name="Standard"/>
      <text:p text:style-name="P2">Maó, <text:span text:style-name="T1">12/11/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35:17.575491462</meta:creation-date>
    <meta:generator>LibreOffice/24.8.2.1$Linux_X86_64 LibreOffice_project/0f794b6e29741098670a3b95d60478a65d05ef13</meta:generator>
    <dc:date>2024-11-12T08:39:06.118364875</dc:date>
    <meta:editing-duration>PT3M49S</meta:editing-duration>
    <meta:editing-cycles>1</meta:editing-cycles>
    <meta:document-statistic meta:table-count="0" meta:image-count="0" meta:object-count="0" meta:page-count="1" meta:paragraph-count="14" meta:word-count="82" meta:character-count="452" meta:non-whitespace-character-count="380"/>
  </office:meta>
</office:document-meta>
</file>